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2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6" style:family="table-cell" style:parent-style-name="Default" style:data-style-name="N2">
      <style:text-properties fo:font-style="italic" style:font-style-asian="italic" style:font-style-complex="italic" fo:font-weight="bold" style:font-weight-asian="bold" style:font-weight-complex="bold"/>
    </style:style>
    <style:style style:name="ce7" style:family="table-cell" style:parent-style-name="Hyperl_228_nk" style:data-style-name="N0">
      <style:text-properties fo:color="#467886" style:text-underline-style="solid" style:text-underline-type="single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5983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7.145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alculations" table:style-name="ta1">
        <table:table-column table:style-name="co1" table:default-cell-style-name="ce1"/>
        <table:table-column table:style-name="co2" table:number-columns-repeated="2" table:default-cell-style-name="ce3"/>
        <table:table-column table:style-name="co2" table:default-cell-style-name="ce1"/>
        <table:table-column table:style-name="co2" table:default-cell-style-name="ce3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6376" table:default-cell-style-name="ce1"/>
        <table:table-row table:style-name="ro1">
          <table:table-cell table:style-name="ce1"/>
          <table:table-cell table:style-name="ce2"/>
          <table:table-cell table:style-name="ce3"/>
          <table:table-cell table:style-name="ce4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Intercept-lat – d</text:p>
          </table:table-cell>
          <table:table-cell office:value-type="float" office:value="41.7603817944563" table:style-name="ce3">
            <text:p>41,76</text:p>
          </table:table-cell>
          <table:table-cell table:style-name="ce3"/>
          <table:table-cell table:style-name="ce4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Intercept-lon – d</text:p>
          </table:table-cell>
          <table:table-cell office:value-type="float" office:value="-87.544923707429902" table:style-name="ce3">
            <text:p>-87,54</text:p>
          </table:table-cell>
          <table:table-cell table:style-name="ce3"/>
          <table:table-cell table:style-name="ce4"/>
          <table:table-cell table:style-name="ce3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style-name="ce2"/>
          <table:table-cell table:style-name="ce3"/>
          <table:table-cell table:style-name="ce4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Date</text:p>
          </table:table-cell>
          <table:table-cell office:value-type="date" office:date-value="2024-05-05T00:00:00" table:style-name="ce2">
            <text:p>24-5-5</text:p>
          </table:table-cell>
          <table:table-cell office:value-type="string" table:style-name="ce3">
            <text:p>Object</text:p>
          </table:table-cell>
          <table:table-cell office:value-type="string" table:style-name="ce4">
            <text:p>Sun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Time H</text:p>
          </table:table-cell>
          <table:table-cell office:value-type="float" office:value="15" table:style-name="ce5">
            <text:p>15,00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office:value-type="string" table:style-name="ce1">
            <text:p>Earth circumference</text:p>
          </table:table-cell>
          <table:table-cell office:value-type="float" office:value="40075" table:style-name="ce1">
            <text:p>4007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ime M</text:p>
          </table:table-cell>
          <table:table-cell office:value-type="float" office:value="55" table:style-name="ce5">
            <text:p>55,00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Time S</text:p>
          </table:table-cell>
          <table:table-cell office:value-type="float" office:value="18" table:style-name="ce5">
            <text:p>18,00</text:p>
          </table:table-cell>
          <table:table-cell office:value-type="float" office:value="0.92166666666666663" table:formula="of:=([.B8]/60)+([.B9]/3600)" table:style-name="ce3">
            <text:p>0,92</text:p>
          </table:table-cell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GHA/SHA – d</text:p>
          </table:table-cell>
          <table:table-cell office:value-type="float" office:value="0" table:style-name="ce5">
            <text:p>0,00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GHA/SHA – m</text:p>
          </table:table-cell>
          <table:table-cell office:value-type="float" office:value="0" table:style-name="ce5">
            <text:p>0,00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NA time 0 – d</text:p>
          </table:table-cell>
          <table:table-cell office:value-type="float" office:value="45" table:style-name="ce5">
            <text:p>45,00</text:p>
          </table:table-cell>
          <table:table-cell table:style-name="ce3"/>
          <table:table-cell office:value-type="float" office:value="16" table:style-name="ce4">
            <text:p>16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NA time 0 – m</text:p>
          </table:table-cell>
          <table:table-cell office:value-type="float" office:value="50.4" table:style-name="ce5">
            <text:p>50,40</text:p>
          </table:table-cell>
          <table:table-cell table:style-name="ce3"/>
          <table:table-cell office:value-type="float" office:value="30.6" table:style-name="ce4">
            <text:p>30,6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NA time 1 – d</text:p>
          </table:table-cell>
          <table:table-cell office:value-type="float" office:value="60" table:style-name="ce5">
            <text:p>60,00</text:p>
          </table:table-cell>
          <table:table-cell table:style-name="ce3"/>
          <table:table-cell office:value-type="float" office:value="16" table:style-name="ce4">
            <text:p>16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NA time 1 – m</text:p>
          </table:table-cell>
          <table:table-cell office:value-type="float" office:value="50.4" table:style-name="ce5">
            <text:p>50,40</text:p>
          </table:table-cell>
          <table:table-cell table:style-name="ce3"/>
          <table:table-cell office:value-type="float" office:value="31.3" table:style-name="ce4">
            <text:p>31,3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GP</text:p>
          </table:table-cell>
          <table:table-cell office:value-type="string" table:style-name="ce3">
            <text:p>GP-lon</text:p>
          </table:table-cell>
          <table:table-cell office:value-type="float" office:value="-59.665000000000006" table:formula="of:=-(([.B12]+[.B10])+(([.B14]+[.B10])-([.B12]+[.B10]))*[.C9]+(([.B13]+[.B11])/60)+((([.B15]+[.B11])-([.B13]+[.B11]))/60)*[.C9])" table:style-name="ce6">
            <text:p>-59,67</text:p>
          </table:table-cell>
          <table:table-cell office:value-type="string" table:style-name="ce1">
            <text:p>GP-lat</text:p>
          </table:table-cell>
          <table:table-cell office:value-type="float" office:value="16.52075277777778" table:formula="of:=[.D12]+([.D14]-[.D12])*[.C9]+([.D13]/60)+(([.D15]-[.D13])/60)*[.C9]" table:style-name="ce6">
            <text:p>16,52</text:p>
          </table:table-cell>
          <table:table-cell office:value-type="string" table:style-name="ce1">
            <text:p>GP-Location</text:p>
          </table:table-cell>
          <table:table-cell office:value-type="string" table:style-name="ce1">
            <text:p>”East of caribbean”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easured Alt D</text:p>
          </table:table-cell>
          <table:table-cell office:value-type="float" office:value="55" table:style-name="ce5">
            <text:p>55,00</text:p>
          </table:table-cell>
          <table:table-cell table:style-name="ce3"/>
          <table:table-cell table:style-name="ce1"/>
          <table:table-cell table:number-columns-repeated="16380"/>
        </table:table-row>
        <table:table-row table:style-name="ro1">
          <table:table-cell office:value-type="string" table:style-name="ce1">
            <text:p>Measured Alt M</text:p>
          </table:table-cell>
          <table:table-cell office:value-type="float" office:value="8" table:style-name="ce5">
            <text:p>8,00</text:p>
          </table:table-cell>
          <table:table-cell table:style-name="ce3"/>
          <table:table-cell table:style-name="ce1"/>
          <table:table-cell table:number-columns-repeated="16380"/>
        </table:table-row>
        <table:table-row table:style-name="ro1">
          <table:table-cell office:value-type="string" table:style-name="ce1">
            <text:p>Measured Alt S</text:p>
          </table:table-cell>
          <table:table-cell office:value-type="float" office:value="1.8" table:style-name="ce5">
            <text:p>1,80</text:p>
          </table:table-cell>
          <table:table-cell table:style-name="ce3"/>
          <table:table-cell table:style-name="ce1"/>
          <table:table-cell table:number-columns-repeated="16380"/>
        </table:table-row>
        <table:table-row table:style-name="ro1">
          <table:table-cell table:style-name="ce1"/>
          <table:table-cell office:value-type="float" office:value="55.133833333333335" table:formula="of:=[.B17]+([.B18]/60)+([.B19]/3600)" table:style-name="ce3">
            <text:p>55,13</text:p>
          </table:table-cell>
          <table:table-cell table:style-name="ce3"/>
          <table:table-cell table:style-name="ce1"/>
          <table:table-cell table:number-columns-repeated="16380"/>
        </table:table-row>
        <table:table-row table:style-name="ro1">
          <table:table-cell office:value-type="string" table:style-name="ce1">
            <text:p>Distance to GP</text:p>
          </table:table-cell>
          <table:table-cell office:value-type="float" office:value="3881.2823032407405" table:formula="of:=((90-[.B20])/360)*[.$H$7]" table:style-name="ce6">
            <text:p>3881,28</text:p>
          </table:table-cell>
          <table:table-cell table:style-name="ce3"/>
          <table:table-cell table:style-name="ce1"/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Date</text:p>
          </table:table-cell>
          <table:table-cell office:value-type="date" office:date-value="2024-05-05T00:00:00" table:style-name="ce2">
            <text:p>24-5-5</text:p>
          </table:table-cell>
          <table:table-cell office:value-type="string" table:style-name="ce3">
            <text:p>Object</text:p>
          </table:table-cell>
          <table:table-cell office:value-type="string" table:style-name="ce4">
            <text:p>Su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H</text:p>
          </table:table-cell>
          <table:table-cell office:value-type="float" office:value="23" table:style-name="ce5">
            <text:p>23,00</text:p>
          </table:table-cell>
          <table:table-cell table:style-name="ce3"/>
          <table:table-cell table:style-name="ce1"/>
          <table:table-cell table:number-columns-repeated="16380"/>
        </table:table-row>
        <table:table-row table:style-name="ro1">
          <table:table-cell office:value-type="string" table:style-name="ce1">
            <text:p>Time M</text:p>
          </table:table-cell>
          <table:table-cell office:value-type="float" office:value="1" table:style-name="ce5">
            <text:p>1,00</text:p>
          </table:table-cell>
          <table:table-cell table:style-name="ce3"/>
          <table:table-cell table:style-name="ce1"/>
          <table:table-cell table:number-columns-repeated="16380"/>
        </table:table-row>
        <table:table-row table:style-name="ro1">
          <table:table-cell office:value-type="string" table:style-name="ce1">
            <text:p>Time S</text:p>
          </table:table-cell>
          <table:table-cell office:value-type="float" office:value="19" table:style-name="ce5">
            <text:p>19,00</text:p>
          </table:table-cell>
          <table:table-cell office:value-type="float" office:value="2.1944444444444444E-2" table:formula="of:=([.B26]/60)+([.B27]/3600)" table:style-name="ce3">
            <text:p>0,02</text:p>
          </table:table-cell>
          <table:table-cell table:style-name="ce1"/>
          <table:table-cell table:number-columns-repeated="16380"/>
        </table:table-row>
        <table:table-row table:style-name="ro1">
          <table:table-cell office:value-type="string" table:style-name="ce1">
            <text:p>GHA/SHA – d</text:p>
          </table:table-cell>
          <table:table-cell office:value-type="float" office:value="0" table:style-name="ce5">
            <text:p>0,00</text:p>
          </table:table-cell>
          <table:table-cell table:style-name="ce3"/>
          <table:table-cell table:style-name="ce1"/>
          <table:table-cell table:number-columns-repeated="16380"/>
        </table:table-row>
        <table:table-row table:style-name="ro1">
          <table:table-cell office:value-type="string" table:style-name="ce1">
            <text:p>GHA/SHA – m</text:p>
          </table:table-cell>
          <table:table-cell office:value-type="float" office:value="0" table:style-name="ce5">
            <text:p>0,00</text:p>
          </table:table-cell>
          <table:table-cell table:style-name="ce3"/>
          <table:table-cell table:style-name="ce1"/>
          <table:table-cell table:number-columns-repeated="16380"/>
        </table:table-row>
        <table:table-row table:style-name="ro1">
          <table:table-cell office:value-type="string" table:style-name="ce1">
            <text:p>NA time 0 – d</text:p>
          </table:table-cell>
          <table:table-cell office:value-type="float" office:value="165" table:style-name="ce5">
            <text:p>165,00</text:p>
          </table:table-cell>
          <table:table-cell table:style-name="ce3"/>
          <table:table-cell office:value-type="float" office:value="16" table:style-name="ce4">
            <text:p>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 time 0 – m</text:p>
          </table:table-cell>
          <table:table-cell office:value-type="float" office:value="50.8" table:style-name="ce5">
            <text:p>50,80</text:p>
          </table:table-cell>
          <table:table-cell table:style-name="ce3"/>
          <table:table-cell office:value-type="float" office:value="36.200000000000003" table:style-name="ce4">
            <text:p>36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 time 1 – d</text:p>
          </table:table-cell>
          <table:table-cell office:value-type="float" office:value="180" table:style-name="ce5">
            <text:p>180,00</text:p>
          </table:table-cell>
          <table:table-cell table:style-name="ce3"/>
          <table:table-cell office:value-type="float" office:value="16" table:style-name="ce4">
            <text:p>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 time 1 – m</text:p>
          </table:table-cell>
          <table:table-cell office:value-type="float" office:value="50.8" table:style-name="ce5">
            <text:p>50,80</text:p>
          </table:table-cell>
          <table:table-cell table:style-name="ce3"/>
          <table:table-cell office:value-type="float" office:value="36.9" table:style-name="ce4">
            <text:p>36,9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GP</text:p>
          </table:table-cell>
          <table:table-cell office:value-type="string" table:style-name="ce3">
            <text:p>GP-lon</text:p>
          </table:table-cell>
          <table:table-cell office:value-type="float" office:value="-166.17583333333334" table:formula="of:=-(([.B30]+[.B28])+(([.B32]+[.B28])-([.B30]+[.B28]))*[.C27]+(([.B31]+[.B29])/60)+((([.B33]+[.B29])-([.B31]+[.B29]))/60)*[.C27])" table:style-name="ce6">
            <text:p>-166,18</text:p>
          </table:table-cell>
          <table:table-cell office:value-type="string" table:style-name="ce1">
            <text:p>GP-lat</text:p>
          </table:table-cell>
          <table:table-cell office:value-type="float" office:value="16.603589351851848" table:formula="of:=[.D30]+([.D32]-[.D30])*[.C27]+([.D31]/60)+(([.D33]-[.D31])/60)*[.C27]" table:style-name="ce6">
            <text:p>16,60</text:p>
          </table:table-cell>
          <table:table-cell office:value-type="string" table:style-name="ce1">
            <text:p>GP-Location</text:p>
          </table:table-cell>
          <table:table-cell office:value-type="string" table:style-name="ce1">
            <text:p>”West of Hawaii”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asured Alt D</text:p>
          </table:table-cell>
          <table:table-cell office:value-type="float" office:value="19" table:style-name="ce5">
            <text:p>19,00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Measured Alt M</text:p>
          </table:table-cell>
          <table:table-cell office:value-type="float" office:value="28" table:style-name="ce5">
            <text:p>28,00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Measured Alt S</text:p>
          </table:table-cell>
          <table:table-cell office:value-type="float" office:value="18" table:style-name="ce5">
            <text:p>18,00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19.471666666666664" table:formula="of:=[.B35]+([.B36]/60)+([.B37]/3600)" table:style-name="ce5">
            <text:p>19,47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Distance to GP</text:p>
          </table:table-cell>
          <table:table-cell office:value-type="float" office:value="7851.1748842592597" table:formula="of:=((90-[.B38])/360)*[.$H$7]" table:style-name="ce6">
            <text:p>7851,17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Date</text:p>
          </table:table-cell>
          <table:table-cell office:value-type="date" office:date-value="2024-05-06T00:00:00" table:style-name="ce2">
            <text:p>24-5-6</text:p>
          </table:table-cell>
          <table:table-cell office:value-type="string" table:style-name="ce3">
            <text:p>Object</text:p>
          </table:table-cell>
          <table:table-cell office:value-type="string" table:style-name="ce4">
            <text:p>Vega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Time H</text:p>
          </table:table-cell>
          <table:table-cell office:value-type="float" office:value="4" table:style-name="ce5">
            <text:p>4,00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Time M</text:p>
          </table:table-cell>
          <table:table-cell office:value-type="float" office:value="4" table:style-name="ce5">
            <text:p>4,00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Time S</text:p>
          </table:table-cell>
          <table:table-cell office:value-type="float" office:value="13" table:style-name="ce5">
            <text:p>13,00</text:p>
          </table:table-cell>
          <table:table-cell office:value-type="float" office:value="7.0277777777777772E-2" table:formula="of:=([.B44]/60)+([.B45]/3600)" table:style-name="ce3">
            <text:p>0,07</text:p>
          </table:table-cell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GHA/SHA – d</text:p>
          </table:table-cell>
          <table:table-cell office:value-type="float" office:value="80" table:style-name="ce5">
            <text:p>80,00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GHA/SHA – m</text:p>
          </table:table-cell>
          <table:table-cell office:value-type="float" office:value="33.4" table:style-name="ce5">
            <text:p>33,40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NA time 0 – d</text:p>
          </table:table-cell>
          <table:table-cell office:value-type="float" office:value="284" table:style-name="ce5">
            <text:p>284,00</text:p>
          </table:table-cell>
          <table:table-cell table:style-name="ce3"/>
          <table:table-cell office:value-type="float" office:value="38" table:style-name="ce4">
            <text:p>38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NA time 0 – m</text:p>
          </table:table-cell>
          <table:table-cell office:value-type="float" office:value="30.4" table:style-name="ce5">
            <text:p>30,40</text:p>
          </table:table-cell>
          <table:table-cell table:style-name="ce3"/>
          <table:table-cell office:value-type="float" office:value="48.1" table:style-name="ce4">
            <text:p>48,1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NA time 1 – d</text:p>
          </table:table-cell>
          <table:table-cell office:value-type="float" office:value="299" table:style-name="ce5">
            <text:p>299,00</text:p>
          </table:table-cell>
          <table:table-cell table:style-name="ce3"/>
          <table:table-cell office:value-type="float" office:value="38" table:style-name="ce4">
            <text:p>38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NA time 1 – m</text:p>
          </table:table-cell>
          <table:table-cell office:value-type="float" office:value="32.9" table:style-name="ce5">
            <text:p>32,90</text:p>
          </table:table-cell>
          <table:table-cell table:style-name="ce3"/>
          <table:table-cell office:value-type="float" office:value="48.1" table:style-name="ce4">
            <text:p>48,1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GP</text:p>
          </table:table-cell>
          <table:table-cell office:value-type="string" table:style-name="ce3">
            <text:p>GP-lon</text:p>
          </table:table-cell>
          <table:table-cell office:value-type="float" office:value="-366.12042824074075" table:formula="of:=-(([.B48]+[.B46])+(([.B50]+[.B46])-([.B48]+[.B46]))*[.C45]+(([.B49]+[.B47])/60)+((([.B51]+[.B47])-([.B49]+[.B47]))/60)*[.C45])" table:style-name="ce6">
            <text:p>-366,12</text:p>
          </table:table-cell>
          <table:table-cell office:value-type="string" table:style-name="ce1">
            <text:p>GP-lat</text:p>
          </table:table-cell>
          <table:table-cell office:value-type="float" office:value="38.801666666666669" table:formula="of:=[.D48]+([.D50]-[.D48])*[.C45]+([.D49]/60)+(([.D51]-[.D49])/60)*[.C45]" table:style-name="ce6">
            <text:p>38,80</text:p>
          </table:table-cell>
          <table:table-cell office:value-type="string" table:style-name="ce1">
            <text:p>GP-Location</text:p>
          </table:table-cell>
          <table:table-cell office:value-type="string" table:style-name="ce1">
            <text:p>”Spain”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asured Alt D</text:p>
          </table:table-cell>
          <table:table-cell office:value-type="float" office:value="30" table:style-name="ce5">
            <text:p>30,00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Measured Alt M</text:p>
          </table:table-cell>
          <table:table-cell office:value-type="float" office:value="16" table:style-name="ce5">
            <text:p>16,00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Measured Alt S</text:p>
          </table:table-cell>
          <table:table-cell office:value-type="float" office:value="24.6" table:style-name="ce5">
            <text:p>24,60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30.273499999999999" table:formula="of:=[.B53]+([.B54]/60)+([.B55]/3600)" table:style-name="ce5">
            <text:p>30,27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Distance to GP</text:p>
          </table:table-cell>
          <table:table-cell office:value-type="float" office:value="6648.7207986111116" table:formula="of:=((90-[.B56])/360)*[.$H$7]" table:style-name="ce6">
            <text:p>6648,72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<text:a xlink:href="https://www.mapdevelopers.com/draw-circle-tool.php?circles=%5B%5B3881000%2C16.52%2C-59.67%2C%22%23AAAAAA%22%2C%22%23000000%22%2C0.4%5D%2C%5B16093.4%2C-59.67%2C16.52%2C%22%23AAAAAA%22%2C%22%23000000%22%2C0.4%5D%2C%5B7851170%2C16.6%2C-166.18%2C%22%23AAAAAA%22%2C%22%23000000%22%2C0.4%5D%2C%5B6648720%2C38.8%2C-6.12%2C%22%23AAAAAA%22%2C%22%23000000%22%2C0.4%5D%5D">https://www.mapdevelopers.com/draw-circle-tool.php?circles=%5B%5B3881000%2C16.52%2C-59.67%2C%22%23AAAAAA%22%2C%22%23000000%22%2C0.4%5D%2C%5B16093.4%2C-59.67%2C16.52%2C%22%23AAAAAA%22%2C%22%23000000%22%2C0.4%5D%2C%5B7851170%2C16.6%2C-166.18%2C%22%23AAAAAA%22%2C%22%23000000%22%2C0.4%5D%2C%5B6648720%2C38.8%2C-6.12%2C%22%23AAAAAA%22%2C%22%23000000%22%2C0.4%5D%5D</text:a></text:p>
          </table:table-cell>
          <table:table-cell table:number-columns-repeated="2"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number-rows-repeated="1048515" table:style-name="ro1">
          <table:table-cell table:number-columns-repeated="16384"/>
        </table:table-row>
      </table:table>
      <table:table table:name="Math_Links" table:style-name="ta1">
        <table:table-column table:style-name="co5" table:default-cell-style-name="ce1"/>
        <table:table-column table:style-name="co4" table:number-columns-repeated="16383" table:default-cell-style-name="ce1"/>
        <table:table-row table:style-name="ro1">
          <table:table-cell office:value-type="string" table:style-name="ce7">
            <text:p><text:a xlink:href="https://math.stackexchange.com/questions/4510171/how-to-find-the-intersection-of-two-circles-on-a-sphere">https://math.stackexchange.com/questions/4510171/how-to-find-the-intersection-of-two-circles-on-a-sphere</text:a>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36">
      <number:year/>
      <number:text>-</number:text>
      <number:month/>
      <number:text>-</number:text>
      <number:day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Hyperl_228_nk" style:display-name="Hyperlänk" style:family="table-cell" style:data-style-name="N0">
      <style:text-properties fo:color="#467886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id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531</meta:generator>
    <dc:creator>August Linnman</dc:creator>
    <meta:creation-date>2024-05-05T18:05:20Z</meta:creation-date>
    <dc:date>2024-05-12T10:44:14Z</dc:date>
    <meta:editing-cycles>9</meta:editing-cycles>
    <meta:editing-duration>PT11609S</meta:editing-duration>
  </office:meta>
</office:document-meta>
</file>